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list-style-name="L1">
      <style:text-properties officeooo:paragraph-rsid="005a08a1"/>
    </style:style>
    <style:style style:name="P2" style:family="paragraph" style:parent-style-name="Preformatted_20_Text" style:list-style-name="L1">
      <style:text-properties officeooo:rsid="001ae489" officeooo:paragraph-rsid="001ae489"/>
    </style:style>
    <style:style style:name="P3" style:family="paragraph" style:parent-style-name="Preformatted_20_Text" style:list-style-name="L1">
      <style:text-properties officeooo:rsid="001bc2e6" officeooo:paragraph-rsid="001bc2e6"/>
    </style:style>
    <style:style style:name="P4" style:family="paragraph" style:parent-style-name="Preformatted_20_Text" style:list-style-name="L1">
      <style:text-properties officeooo:rsid="001bd094" officeooo:paragraph-rsid="001bd094"/>
    </style:style>
    <style:style style:name="P5" style:family="paragraph" style:parent-style-name="Preformatted_20_Text" style:list-style-name="L1">
      <style:text-properties officeooo:rsid="001c7fc6" officeooo:paragraph-rsid="001c7fc6"/>
    </style:style>
    <style:style style:name="P6" style:family="paragraph" style:parent-style-name="Preformatted_20_Text" style:list-style-name="L1">
      <style:text-properties officeooo:rsid="001e26fb" officeooo:paragraph-rsid="001e26fb"/>
    </style:style>
    <style:style style:name="P7" style:family="paragraph" style:parent-style-name="Preformatted_20_Text" style:list-style-name="L1">
      <style:text-properties officeooo:rsid="001e26fb" officeooo:paragraph-rsid="0022a19f"/>
    </style:style>
    <style:style style:name="P8" style:family="paragraph" style:parent-style-name="Preformatted_20_Text" style:list-style-name="L1">
      <style:text-properties officeooo:rsid="00242938" officeooo:paragraph-rsid="00242938"/>
    </style:style>
    <style:style style:name="P9" style:family="paragraph" style:parent-style-name="Preformatted_20_Text" style:list-style-name="L1">
      <style:text-properties officeooo:rsid="00262176" officeooo:paragraph-rsid="00262176"/>
    </style:style>
    <style:style style:name="P10" style:family="paragraph" style:parent-style-name="Preformatted_20_Text" style:list-style-name="L1">
      <style:text-properties officeooo:rsid="002762ad" officeooo:paragraph-rsid="002762ad"/>
    </style:style>
    <style:style style:name="P11" style:family="paragraph" style:parent-style-name="Preformatted_20_Text" style:list-style-name="L1">
      <style:text-properties officeooo:rsid="0027bd79" officeooo:paragraph-rsid="0027bd79"/>
    </style:style>
    <style:style style:name="P12" style:family="paragraph" style:parent-style-name="Preformatted_20_Text" style:list-style-name="L1">
      <style:text-properties officeooo:rsid="002929ef" officeooo:paragraph-rsid="002929ef"/>
    </style:style>
    <style:style style:name="P13" style:family="paragraph" style:parent-style-name="Preformatted_20_Text" style:list-style-name="L1">
      <style:text-properties officeooo:rsid="0029b3ea" officeooo:paragraph-rsid="0029b3ea"/>
    </style:style>
    <style:style style:name="P14" style:family="paragraph" style:parent-style-name="Preformatted_20_Text" style:list-style-name="L1">
      <style:text-properties officeooo:rsid="002ad395" officeooo:paragraph-rsid="002ad395"/>
    </style:style>
    <style:style style:name="P15" style:family="paragraph" style:parent-style-name="Preformatted_20_Text" style:list-style-name="L1">
      <style:text-properties officeooo:rsid="002c1379" officeooo:paragraph-rsid="002c1379"/>
    </style:style>
    <style:style style:name="P16" style:family="paragraph" style:parent-style-name="Preformatted_20_Text" style:list-style-name="L1">
      <style:text-properties officeooo:rsid="002e9852" officeooo:paragraph-rsid="002e9852"/>
    </style:style>
    <style:style style:name="P17" style:family="paragraph" style:parent-style-name="Preformatted_20_Text" style:list-style-name="L1">
      <style:text-properties officeooo:rsid="003037c8" officeooo:paragraph-rsid="003037c8"/>
    </style:style>
    <style:style style:name="P18" style:family="paragraph" style:parent-style-name="Preformatted_20_Text" style:list-style-name="L1">
      <style:text-properties officeooo:rsid="0030699d" officeooo:paragraph-rsid="0030699d"/>
    </style:style>
    <style:style style:name="P19" style:family="paragraph" style:parent-style-name="Preformatted_20_Text" style:list-style-name="L1">
      <style:text-properties officeooo:rsid="003315f4" officeooo:paragraph-rsid="003315f4"/>
    </style:style>
    <style:style style:name="P20" style:family="paragraph" style:parent-style-name="Preformatted_20_Text" style:list-style-name="L1">
      <style:text-properties officeooo:rsid="0035836e" officeooo:paragraph-rsid="0035836e"/>
    </style:style>
    <style:style style:name="P21" style:family="paragraph" style:parent-style-name="Preformatted_20_Text" style:list-style-name="L1">
      <style:text-properties officeooo:rsid="003723e2" officeooo:paragraph-rsid="003723e2"/>
    </style:style>
    <style:style style:name="P22" style:family="paragraph" style:parent-style-name="Preformatted_20_Text" style:list-style-name="L1">
      <style:text-properties officeooo:rsid="00393a97" officeooo:paragraph-rsid="00393a97"/>
    </style:style>
    <style:style style:name="P23" style:family="paragraph" style:parent-style-name="Preformatted_20_Text" style:list-style-name="L1">
      <style:text-properties officeooo:rsid="003b39e4" officeooo:paragraph-rsid="003b39e4"/>
    </style:style>
    <style:style style:name="P24" style:family="paragraph" style:parent-style-name="Preformatted_20_Text" style:list-style-name="L1">
      <style:text-properties officeooo:rsid="003ba122" officeooo:paragraph-rsid="003ba122"/>
    </style:style>
    <style:style style:name="P25" style:family="paragraph" style:parent-style-name="Preformatted_20_Text" style:list-style-name="L1">
      <style:text-properties officeooo:rsid="003c95c2" officeooo:paragraph-rsid="003c95c2"/>
    </style:style>
    <style:style style:name="P26" style:family="paragraph" style:parent-style-name="Preformatted_20_Text" style:list-style-name="L1">
      <style:text-properties officeooo:rsid="003db05d" officeooo:paragraph-rsid="003db05d"/>
    </style:style>
    <style:style style:name="P27" style:family="paragraph" style:parent-style-name="Preformatted_20_Text" style:list-style-name="L1">
      <style:text-properties officeooo:rsid="003fe0ed" officeooo:paragraph-rsid="003fe0ed"/>
    </style:style>
    <style:style style:name="P28" style:family="paragraph" style:parent-style-name="Preformatted_20_Text" style:list-style-name="L1">
      <style:text-properties officeooo:rsid="003ffa23" officeooo:paragraph-rsid="003ffa23"/>
    </style:style>
    <style:style style:name="P29" style:family="paragraph" style:parent-style-name="Preformatted_20_Text" style:list-style-name="L1">
      <style:text-properties officeooo:rsid="0040e8a8" officeooo:paragraph-rsid="0040e8a8"/>
    </style:style>
    <style:style style:name="P30" style:family="paragraph" style:parent-style-name="Preformatted_20_Text" style:list-style-name="L1">
      <style:text-properties officeooo:rsid="004117e9" officeooo:paragraph-rsid="004117e9"/>
    </style:style>
    <style:style style:name="P31" style:family="paragraph" style:parent-style-name="Preformatted_20_Text" style:list-style-name="L1">
      <style:text-properties officeooo:rsid="0041a96a" officeooo:paragraph-rsid="0041a96a"/>
    </style:style>
    <style:style style:name="P32" style:family="paragraph" style:parent-style-name="Preformatted_20_Text" style:list-style-name="L1">
      <style:text-properties officeooo:rsid="004323f5" officeooo:paragraph-rsid="004323f5"/>
    </style:style>
    <style:style style:name="P33" style:family="paragraph" style:parent-style-name="Preformatted_20_Text" style:list-style-name="L1">
      <style:text-properties officeooo:rsid="00446cfd" officeooo:paragraph-rsid="00446cfd"/>
    </style:style>
    <style:style style:name="P34" style:family="paragraph" style:parent-style-name="Preformatted_20_Text" style:list-style-name="L1">
      <style:text-properties officeooo:rsid="0047e280" officeooo:paragraph-rsid="0047e280"/>
    </style:style>
    <style:style style:name="P35" style:family="paragraph" style:parent-style-name="Preformatted_20_Text" style:list-style-name="L1">
      <style:text-properties officeooo:rsid="0047f174" officeooo:paragraph-rsid="0047f174"/>
    </style:style>
    <style:style style:name="P36" style:family="paragraph" style:parent-style-name="Preformatted_20_Text" style:list-style-name="L1">
      <style:text-properties officeooo:rsid="0048f7fd" officeooo:paragraph-rsid="0048f7fd"/>
    </style:style>
    <style:style style:name="P37" style:family="paragraph" style:parent-style-name="Preformatted_20_Text" style:list-style-name="L1">
      <style:text-properties officeooo:rsid="004a4b7b" officeooo:paragraph-rsid="004a4b7b"/>
    </style:style>
    <style:style style:name="P38" style:family="paragraph" style:parent-style-name="Preformatted_20_Text" style:list-style-name="L1">
      <style:text-properties officeooo:rsid="004ae57c" officeooo:paragraph-rsid="004ae57c"/>
    </style:style>
    <style:style style:name="P39" style:family="paragraph" style:parent-style-name="Preformatted_20_Text" style:list-style-name="L1">
      <style:text-properties officeooo:rsid="004b1da8" officeooo:paragraph-rsid="004b1da8"/>
    </style:style>
    <style:style style:name="P40" style:family="paragraph" style:parent-style-name="Preformatted_20_Text" style:list-style-name="L1">
      <style:text-properties officeooo:rsid="004bae62" officeooo:paragraph-rsid="004bae62"/>
    </style:style>
    <style:style style:name="P41" style:family="paragraph" style:parent-style-name="Preformatted_20_Text" style:list-style-name="L1">
      <style:text-properties officeooo:rsid="004c3952" officeooo:paragraph-rsid="004c3952"/>
    </style:style>
    <style:style style:name="P42" style:family="paragraph" style:parent-style-name="Preformatted_20_Text" style:list-style-name="L1">
      <style:text-properties officeooo:rsid="004c62a2" officeooo:paragraph-rsid="004c62a2"/>
    </style:style>
    <style:style style:name="P43" style:family="paragraph" style:parent-style-name="Preformatted_20_Text" style:list-style-name="L1">
      <style:text-properties officeooo:rsid="004ca03d" officeooo:paragraph-rsid="004ca03d"/>
    </style:style>
    <style:style style:name="P44" style:family="paragraph" style:parent-style-name="Preformatted_20_Text" style:list-style-name="L1">
      <style:text-properties officeooo:rsid="004d4314" officeooo:paragraph-rsid="004d4314"/>
    </style:style>
    <style:style style:name="P45" style:family="paragraph" style:parent-style-name="Preformatted_20_Text" style:list-style-name="L1">
      <style:text-properties officeooo:rsid="0050c4ec" officeooo:paragraph-rsid="0050c4ec"/>
    </style:style>
    <style:style style:name="P46" style:family="paragraph" style:parent-style-name="Preformatted_20_Text" style:list-style-name="L1">
      <style:text-properties officeooo:rsid="005239e2" officeooo:paragraph-rsid="005239e2"/>
    </style:style>
    <style:style style:name="P47" style:family="paragraph" style:parent-style-name="Preformatted_20_Text" style:list-style-name="L1">
      <style:text-properties officeooo:rsid="0052ab10" officeooo:paragraph-rsid="0052ab10"/>
    </style:style>
    <style:style style:name="P48" style:family="paragraph" style:parent-style-name="Preformatted_20_Text" style:list-style-name="L1">
      <style:text-properties officeooo:rsid="00534206" officeooo:paragraph-rsid="00534206"/>
    </style:style>
    <style:style style:name="P49" style:family="paragraph" style:parent-style-name="Preformatted_20_Text" style:list-style-name="L1">
      <style:text-properties officeooo:rsid="00551636" officeooo:paragraph-rsid="00551636"/>
    </style:style>
    <style:style style:name="P50" style:family="paragraph" style:parent-style-name="Preformatted_20_Text" style:list-style-name="L1">
      <style:text-properties officeooo:rsid="00556874" officeooo:paragraph-rsid="00556874"/>
    </style:style>
    <style:style style:name="P51" style:family="paragraph" style:parent-style-name="Preformatted_20_Text" style:list-style-name="L1">
      <style:text-properties officeooo:rsid="0055d1a0" officeooo:paragraph-rsid="0055d1a0"/>
    </style:style>
    <style:style style:name="P52" style:family="paragraph" style:parent-style-name="Preformatted_20_Text" style:list-style-name="L1">
      <style:text-properties officeooo:rsid="0055e219" officeooo:paragraph-rsid="0055e219"/>
    </style:style>
    <style:style style:name="P53" style:family="paragraph" style:parent-style-name="Preformatted_20_Text" style:list-style-name="L1">
      <style:text-properties officeooo:rsid="00576549" officeooo:paragraph-rsid="00576549"/>
    </style:style>
    <style:style style:name="P54" style:family="paragraph" style:parent-style-name="Preformatted_20_Text" style:list-style-name="L1">
      <style:text-properties officeooo:rsid="00594a69" officeooo:paragraph-rsid="00594a69"/>
    </style:style>
    <style:style style:name="P55" style:family="paragraph" style:parent-style-name="Preformatted_20_Text" style:list-style-name="L1">
      <style:text-properties officeooo:rsid="005a08a1" officeooo:paragraph-rsid="005a08a1"/>
    </style:style>
    <style:style style:name="P56" style:family="paragraph" style:parent-style-name="Preformatted_20_Text" style:list-style-name="L1">
      <style:text-properties officeooo:rsid="005bb3cc" officeooo:paragraph-rsid="005bb3cc"/>
    </style:style>
    <style:style style:name="T1" style:family="text">
      <style:text-properties officeooo:rsid="001f322c"/>
    </style:style>
    <style:style style:name="T2" style:family="text">
      <style:text-properties officeooo:rsid="0020bdea"/>
    </style:style>
    <style:style style:name="T3" style:family="text">
      <style:text-properties officeooo:rsid="002ad184"/>
    </style:style>
    <style:style style:name="T4" style:family="text">
      <style:text-properties officeooo:rsid="0033e3a0"/>
    </style:style>
    <style:style style:name="T5" style:family="text">
      <style:text-properties officeooo:rsid="00382911"/>
    </style:style>
    <style:style style:name="T6" style:family="text">
      <style:text-properties officeooo:rsid="003b5c3a"/>
    </style:style>
    <style:style style:name="T7" style:family="text">
      <style:text-properties officeooo:rsid="003db05d"/>
    </style:style>
    <style:style style:name="T8" style:family="text">
      <style:text-properties officeooo:rsid="0046de75"/>
    </style:style>
    <style:style style:name="T9" style:family="text">
      <style:text-properties officeooo:rsid="0049825e"/>
    </style:style>
    <style:style style:name="T10" style:family="text">
      <style:text-properties officeooo:rsid="004a8cb3"/>
    </style:style>
    <style:style style:name="T11" style:family="text">
      <style:text-properties officeooo:rsid="004bc80b"/>
    </style:style>
    <style:style style:name="T12" style:family="text">
      <style:text-properties officeooo:rsid="004eb462"/>
    </style:style>
    <style:style style:name="T13" style:family="text">
      <style:text-properties officeooo:rsid="005a08a1"/>
    </style:style>
    <style:style style:name="T14" style:family="text">
      <style:text-properties officeooo:rsid="005b30a3"/>
    </style:style>
    <style:style style:name="T15" style:family="text">
      <style:text-properties officeooo:rsid="005bb3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p>
      <text:list xml:id="list3155963086921792461" text:style-name="L1">
        <text:list-item>
          <text:p text:style-name="P2">Lock dependency relation</text:p>
          <text:list>
            <text:list-item>
              <text:p text:style-name="P2">traditional object-sensitive cycle detection cannot be used</text:p>
            </text:list-item>
            <text:list-item>
              <text:p text:style-name="P2">object type identifier helps to maintain deadlocks using single threaded tests</text:p>
            </text:list-item>
            <text:list-item>
              <text:p text:style-name="P2">the lock node eta = (tau, s, H, TI)</text:p>
              <text:list>
                <text:list-item>
                  <text:p text:style-name="P2">Lock type: data type of the lock object</text:p>
                </text:list-item>
                <text:list-item>
                  <text:p text:style-name="P3">Source location: location of lock</text:p>
                </text:list-item>
                <text:list-item>
                  <text:p text:style-name="P3">Held locks: set of currently held lock based on acquisitions</text:p>
                </text:list-item>
                <text:list-item>
                  <text:p text:style-name="P4">Test and trace location identifier: (Ii, index) – tescase, index of the lock acquisition</text:p>
                </text:list-item>
                <text:list-item>
                  <text:p text:style-name="P5">Show picture</text:p>
                </text:list-item>
              </text:list>
            </text:list-item>
          </text:list>
        </text:list-item>
        <text:list-item>
          <text:p text:style-name="P5">Cycle detector</text:p>
          <text:list>
            <text:list-item>
              <text:p text:style-name="P6">path = (eta1, eta2, …, etan)</text:p>
            </text:list-item>
            <text:list-item>
              <text:p text:style-name="P7">for each <text:span text:style-name="T1">integer</text:span> belong<text:span text:style-name="T1">ing</text:span> to range [2, k], <text:span text:style-name="T2">there exists the first lock in a nested lock acquisition such that the previous lock node has the same data type. In case the first lock belongs to the first node and the last node has the same data type as of the first lock node, the path is a cycle represented by theta.</text:span></text:p>
            </text:list-item>
            <text:list-item>
              <text:p text:style-name="P8">Algorithm:</text:p>
              <text:list>
                <text:list-item>
                  <text:p text:style-name="P8">Takes lock dependency relation D, maximum cycle length k</text:p>
                </text:list-item>
                <text:list-item>
                  <text:p text:style-name="P9">D1 is initialized to represent sequences of unit length</text:p>
                </text:list-item>
                <text:list-item>
                  <text:p text:style-name="P9">each node forming a path to itself is added to the set of detected cycles</text:p>
                </text:list-item>
                <text:list-item>
                  <text:p text:style-name="P10">in each iteration new unit elements are added to the path</text:p>
                </text:list-item>
                <text:list-item>
                  <text:p text:style-name="P10">if the concatenated sequence forms a cycle, it is added to Theta </text:p>
                </text:list-item>
                <text:list-item>
                  <text:p text:style-name="P11">If the sequence is qualified as a path it is added to Di+1</text:p>
                </text:list-item>
              </text:list>
            </text:list-item>
          </text:list>
        </text:list-item>
        <text:list-item>
          <text:p text:style-name="P12">Synthesizer</text:p>
          <text:list>
            <text:list-item>
              <text:p text:style-name="P13">transforms cycles into potential deadlocks <text:span text:style-name="T3">(method invocations, tests, constraints)</text:span></text:p>
            </text:list-item>
            <text:list-item>
              <text:p text:style-name="P14">cycle detection:</text:p>
              <text:list>
                <text:list-item>
                  <text:p text:style-name="P15">for each eta in Theta, identify the associated method invocation m in I</text:p>
                </text:list-item>
                <text:list-item>
                  <text:p text:style-name="P15">Identify parameters m.</text:p>
                </text:list-item>
                <text:list-item>
                  <text:p text:style-name="P15">Infer constraints to m in M (leads to a deadlock)</text:p>
                </text:list-item>
                <text:list-item>
                  <text:p text:style-name="P16">Goal of synthesizer eta3, eta6:</text:p>
                  <text:list>
                    <text:list-item>
                      <text:p text:style-name="P17">foo and bar are invoked concurrently</text:p>
                    </text:list-item>
                    <text:list-item>
                      <text:p text:style-name="P17">(a1, b1) in foo and (b2, a3) in bar</text:p>
                    </text:list-item>
                  </text:list>
                </text:list-item>
              </text:list>
            </text:list-item>
            <text:list-item>
              <text:p text:style-name="P18">identifying method invocations</text:p>
              <text:list>
                <text:list-item>
                  <text:p text:style-name="P19">Algorithm</text:p>
                  <text:list>
                    <text:list-item>
                      <text:p text:style-name="P19">Input: Cycle(Theta), <text:span text:style-name="T4">Execution Traces (Sigma)</text:span></text:p>
                    </text:list-item>
                    <text:list-item>
                      <text:p text:style-name="P20">Method Invocation Index Sequence (MI), Test sequence (Im), invoked method sequence (M)</text:p>
                    </text:list-item>
                    <text:list-item>
                      <text:p text:style-name="P21">for every eta in Theta do</text:p>
                      <text:list>
                        <text:list-item>
                          <text:p text:style-name="P21">Teta ← test case retrieved from TI (<text:span text:style-name="T5">eta</text:span>)</text:p>
                        </text:list-item>
                        <text:list-item>
                          <text:p text:style-name="P22">sigma ← Execution trace of Ieta</text:p>
                        </text:list-item>
                        <text:list-item>
                          <text:p text:style-name="P23">index ← trace index of nested lock acquisitions <text:span text:style-name="T6">in sigma</text:span></text:p>
                        </text:list-item>
                        <text:list-item>
                          <text:p text:style-name="P24">for index &gt; 0 do</text:p>
                          <text:list>
                            <text:list-item>
                              <text:p text:style-name="P25">if sigma[index] <text:span text:style-name="T7">is enter and is invoked in Ieta then</text:span></text:p>
                              <text:list>
                                <text:list-item>
                                  <text:p text:style-name="P26">m ← method</text:p>
                                </text:list-item>
                                <text:list-item>
                                  <text:p text:style-name="P27">MI ← concat(MI, index)</text:p>
                                </text:list-item>
                                <text:list-item>
                                  <text:p text:style-name="P28">Im ← concat (Im, Ieta)</text:p>
                                </text:list-item>
                                <text:list-item>
                                  <text:p text:style-name="P29">M ← concat (M, m)</text:p>
                                </text:list-item>
                                <text:list-item>
                                  <text:p text:style-name="P30">index ← 0</text:p>
                                </text:list-item>
                              </text:list>
                            </text:list-item>
                            <text:list-item>
                              <text:p text:style-name="P31">end if</text:p>
                            </text:list-item>
                            <text:list-item>
                              <text:p text:style-name="P32">index ← index – 1</text:p>
                            </text:list-item>
                          </text:list>
                        </text:list-item>
                        <text:list-item>
                          <text:p text:style-name="P32">end for</text:p>
                        </text:list-item>
                      </text:list>
                    </text:list-item>
                    <text:list-item>
                      <text:p text:style-name="P32">end for</text:p>
                    </text:list-item>
                  </text:list>
                </text:list-item>
                <text:list-item>
                  <text:p text:style-name="P33">Identifying relevant <text:span text:style-name="T8">parameters</text:span></text:p>
                  <text:list>
                    <text:list-item>
                      <text:p text:style-name="P34">maintain a parameter state P = {b, F, em, p}</text:p>
                      <text:list>
                        <text:list-item>
                          <text:p text:style-name="P34">b is a base object</text:p>
                        </text:list-item>
                        <text:list-item>
                          <text:p text:style-name="P35">F is a sequence of field variables representing the list of field dereferences on b</text:p>
                        </text:list-item>
                        <text:list-item>
                          <text:p text:style-name="P35">em is the index of the method invocation m that caused the <text:soft-page-break/>nested acquisition eta</text:p>
                        </text:list-item>
                        <text:list-item>
                          <text:p text:style-name="P36">p is the index of the parameter <text:span text:style-name="T9">in the plist associated with the method invocation at index em.</text:span></text:p>
                        </text:list-item>
                      </text:list>
                    </text:list-item>
                  </text:list>
                </text:list-item>
                <text:list-item>
                  <text:p text:style-name="P37">Constrain<text:span text:style-name="T10">t</text:span>s generation</text:p>
                </text:list-item>
              </text:list>
            </text:list-item>
            <text:list-item>
              <text:p text:style-name="P38">Generator</text:p>
              <text:list>
                <text:list-item>
                  <text:p text:style-name="P39">Algorithm</text:p>
                  <text:list>
                    <text:list-item>
                      <text:p text:style-name="P39">Input: Sequence of test cases (Im), sequence of methods (M)</text:p>
                    </text:list-item>
                    <text:list-item>
                      <text:p text:style-name="P39">Sequence of invocation indices (MI), Constraint set ©</text:p>
                    </text:list-item>
                    <text:list-item>
                      <text:p text:style-name="P40">Synthesized test:</text:p>
                      <text:list>
                        <text:list-item>
                          <text:p text:style-name="P40">O ← 0</text:p>
                        </text:list-item>
                        <text:list-item>
                          <text:p text:style-name="P40">for every test case Ii in Im do</text:p>
                          <text:list>
                            <text:list-item>
                              <text:p text:style-name="P40">Oi ← collectobjects(Ii, MI[i])</text:p>
                            </text:list-item>
                          </text:list>
                        </text:list-item>
                        <text:list-item>
                          <text:p text:style-name="P40">done</text:p>
                        </text:list-item>
                        <text:list-item>
                          <text:p text:style-name="P40">for every constraint Ci(Pi = Pj) in C do</text:p>
                          <text:list>
                            <text:list-item>
                              <text:p text:style-name="P40">d ← p(Pi); s ← p(Pj);</text:p>
                            </text:list-item>
                            <text:list-item>
                              <text:p text:style-name="P40">Fd ← F(Pi); <text:span text:style-name="T11">Fs ← F(Pj);</text:span></text:p>
                            </text:list-item>
                            <text:list-item>
                              <text:p text:style-name="P41">o' ← enforce(Oi[d], Fd, Oj[s], Fs);</text:p>
                            </text:list-item>
                            <text:list-item>
                              <text:p text:style-name="P42">if o' not equal null then reinitialize Oi[d] with o';</text:p>
                            </text:list-item>
                            <text:list-item>
                              <text:p text:style-name="P42">else declare infeasible and exit</text:p>
                            </text:list-item>
                            <text:list-item>
                              <text:p text:style-name="P42">end if</text:p>
                            </text:list-item>
                          </text:list>
                        </text:list-item>
                        <text:list-item>
                          <text:p text:style-name="P42">end for</text:p>
                        </text:list-item>
                        <text:list-item>
                          <text:p text:style-name="P42">for every method mi in M</text:p>
                          <text:list>
                            <text:list-item>
                              <text:p text:style-name="P42">invoke mi with Oi as parameters from a new thread;</text:p>
                            </text:list-item>
                          </text:list>
                        </text:list-item>
                        <text:list-item>
                          <text:p text:style-name="P42">end for</text:p>
                        </text:list-item>
                      </text:list>
                    </text:list-item>
                  </text:list>
                </text:list-item>
                <text:list-item>
                  <text:p text:style-name="P43">enforce algorithm</text:p>
                  <text:list>
                    <text:list-item>
                      <text:p text:style-name="P44">The goal of the algorithm <text:span text:style-name="T12">is to take two object instances and construct an object which is shareable across multiple threads</text:span></text:p>
                    </text:list-item>
                  </text:list>
                </text:list-item>
              </text:list>
            </text:list-item>
          </text:list>
        </text:list-item>
        <text:list-item>
          <text:p text:style-name="P45">Implementation</text:p>
          <text:list>
            <text:list-item>
              <text:p text:style-name="P46">OMEN is implemented using soot, iGoodLock is used to detect deadlocks.</text:p>
            </text:list-item>
            <text:list-item>
              <text:p text:style-name="P47">Instrumentation:</text:p>
              <text:list>
                <text:list-item>
                  <text:p text:style-name="P48">Cycle detection:</text:p>
                  <text:list>
                    <text:list-item>
                      <text:p text:style-name="P49">equality of types (subtyping)</text:p>
                    </text:list-item>
                    <text:list-item>
                      <text:p text:style-name="P50">the count of potential deadlocks is a product of the number of elements returned by firstlock(Theta, eta_i), where I ranges from 1 to k.</text:p>
                    </text:list-item>
                    <text:list-item>
                      <text:p text:style-name="P51">Multiple test cases can generate the same lock node. Picks a random test case to identify the method invocation corresponding to the creation of the lock node.</text:p>
                    </text:list-item>
                  </text:list>
                </text:list-item>
                <text:list-item>
                  <text:p text:style-name="P52">Tracking parameters:</text:p>
                  <text:list>
                    <text:list-item>
                      <text:p text:style-name="P53">Influenced by other methods invocations, does not handle aliasing and collections</text:p>
                    </text:list-item>
                  </text:list>
                </text:list-item>
              </text:list>
            </text:list-item>
          </text:list>
        </text:list-item>
        <text:list-item>
          <text:p text:style-name="P54">Evaluation</text:p>
          <text:list>
            <text:list-item>
              <text:p text:style-name="P1"><text:span text:style-name="T13">System: Ubuntu-12.04, 3.5 GHz intel Corei7</text:span></text:p>
            </text:list-item>
            <text:list-item>
              <text:p text:style-name="P55">Evaluation:</text:p>
              <text:list>
                <text:list-item>
                  <text:p text:style-name="P55">Ability to automatically synthesize deadlock revealing tests vs ConTeGe</text:p>
                </text:list-item>
                <text:list-item>
                  <text:p text:style-name="P55">Ability to synthesize tests with a seed testsuite <text:span text:style-name="T14">(sequential)</text:span>.</text:p>
                </text:list-item>
              </text:list>
            </text:list-item>
            <text:list-item>
              <text:p text:style-name="P56">Automated synthesis</text:p>
              <text:list>
                <text:list-item>
                  <text:p text:style-name="P56"/>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10T09:27:57.149159496</dc:date>
    <meta:editing-duration>PT9H37M37S</meta:editing-duration>
    <meta:editing-cycles>71</meta:editing-cycles>
    <meta:generator>LibreOffice/4.3.3.2$Linux_x86 LibreOffice_project/430m0$Build-2</meta:generator>
    <meta:document-statistic meta:table-count="0" meta:image-count="0" meta:object-count="0" meta:page-count="2" meta:paragraph-count="93" meta:word-count="759" meta:character-count="3993" meta:non-whitespace-character-count="3415"/>
  </office:meta>
</office:document-meta>
</file>